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Black" fo:font-size="28pt" fo:font-weight="bold" style:font-size-asian="28pt" style:font-weight-asian="bold" style:font-size-complex="28pt" style:font-weight-complex="bold"/>
    </style:style>
    <style:style style:name="P2" style:family="paragraph" style:parent-style-name="Standard">
      <style:paragraph-properties fo:text-align="center" style:justify-single-word="false"/>
      <style:text-properties style:font-name="Arial" fo:font-size="14pt" style:font-size-asian="14pt" style:font-size-complex="14pt"/>
    </style:style>
    <style:style style:name="P3" style:family="paragraph" style:parent-style-name="Standard">
      <style:paragraph-properties fo:text-align="justify" style:justify-single-word="false"/>
      <style:text-properties style:font-name="Arial" fo:font-size="14pt" style:font-size-asian="14pt" style:font-size-complex="14pt"/>
    </style:style>
    <style:style style:name="P4" style:family="paragraph" style:parent-style-name="Standard">
      <style:paragraph-properties fo:text-align="justify" style:justify-single-word="false"/>
      <style:text-properties style:font-name="Arial"/>
    </style:style>
    <style:style style:name="P5" style:family="paragraph" style:parent-style-name="Standard" style:master-page-name="MP0">
      <style:paragraph-properties fo:text-align="center" style:justify-single-word="false" style:page-number="auto" fo:break-before="page"/>
      <style:text-properties style:font-name="Arial Black" fo:font-size="28pt" fo:font-weight="bold" style:font-size-asian="28pt" style:font-weight-asian="bold" style:font-size-complex="2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UMBERJUMP</text:p>
      <text:p text:style-name="P1"/>
      <text:p text:style-name="P2">Ce document permet de définir quelle partie du projet est réalisé par quel personne étant donné que le nommage des assets ne corresponde pas à leur créateur voici donc un bref résumé pour chaque étudiant de la charge de travail réalisé.</text:p>
      <text:p text:style-name="P3"/>
      <text:p text:style-name="P3"/>
      <text:p text:style-name="P3">PLANE Nino :</text:p>
      <text:p text:style-name="P4">J'ai commencé pour ce projet par installer un environnement de travail basique pour pouvoir permettre un travail efficace et de pouvoir commencer avec certaines bases. Pour cela j'ai commencé par créer le repo git avec le .gitignore d'un projet Unity, un readme qui définissait un peu le projet et ensuite j'y ait commit la base d'un jeu Unity avec les mécaniques de bases d'un character controller. A partir de là j'ai commencé à coder des éléments pour qu'on puisse avoir une idée de à quoi ressemblerais globalement le jeu. Pour cela j'ai codé les premiers murs de piques pourchassant le joueur et un système classique de mort. A partir de là j'ai laissé Maxime avancer sur le level design du jeu pour pouvoir après son passage coder de nouveau éléments, il pouvait crée une grande partie du niveau 1 avec ces mécaniques-là. Ensuite il fallait pouvoir avoir un corps basique d'un jeu vidéo, par là j'entends des éléments essentiel à un jeu style menu pause, menu principal, options, choix de niveau... J'ai donc intégralement rajouter tous ces éléments que ce soit la partie code ou les éléments dans le scène (j'ai essayé de rendre les menus un peu beau mais cela reste basique) après avoir coder le bon fonctionnement du jeu, Maxime avait fini avec un premier jet de niveau 1, ce qui allait me permettre de pouvoir avancer sur les mécaniques clés de notre jeu. C'est ici que les mécaniques les plus importantes ont été créés comme par exemple le système de tirage de nombre aléatoire afficher visuellement au joueur, le raycasting permettant d’interagir avec le boutton de fin de niveau, la vérification de code avec celui tiré aléatoirement au début du jeu, les événements de fin de niveau (porte, ligne d’arrivée) ... Après tout cela nous avions donc un niveau 1 fonctionnel et agréable à faire. Maintenant que nous avions une grosse partie des éléments nécessaire au jeu il ne restait qu'à produire un niveau 2 plus dur et plus varié. Pour cela j'ai continué à coder certaines mécaniques pouvant être sympa à ajouter au jeu (bumper, écran de fin) et pour ce qui est du design du niveau une grande partie sera créé par Maxime à part pour la fin en chute libre qui sera fait par moi-même. Cela me permettra aussi d'ajouter toutes les mécaniques clés du niveau 1 au niveau 2 pour un fonctionnement similaire et d'y rajouter une fin correcte. J'ai globalement fini sur mon travail réalisé, pour résumé la quasi-totalité des scripts sont produits par moi (à part pour « BasicRigidBodyPush.cs ») j'ai créé une grande partie des mécaniques clés du jeu et j'ai laissé une bonne partie du level design pour mes collègues en y participant quand il le fallait.</text:p>
      <text:p text:style-name="P4"/>
      <text:p text:style-name="P4">IDE Maxime :</text:p>
      <text:p text:style-name="P4">Lors du début du projet, nous avions décidé de répartir les tâches en fonction des points forts de chacun. Nino étant en alternance et code souvent avec du C#, il s’est donc occupé de la partie codage, quant à moi j’ai pris la partie level_design. Cependant, étant assez nouveau là-dedans, je n’allais pas très très vite au début ce qui a un peu ralenti le groupe mais après le premier niveau, ma vitesse de production c’est améliorer et j’ai pu <text:soft-page-break/>suivre le rythme de Nino dans l’ensemble. Le niveau un est assez simple, c’est un petit jump de plateform rectangulaire qui se complique ensuite légèrement avec des plateforms mouvantes qui ne se déplace pas avec le joueur (il faut donc être attentif à où l’on pose les pieds). Le niveau deux est un parcours à choix, d’un côté se trouve un parcours à grapin où il faut se téléporter de boule en boule pour arriver de l’autre côté du fossé de piques. L’autre voie est un parcours sur plateform avec bumpers pour rendre le tout un peu plus difficile. Un bumper pour sauter très haut ainsi qu’un bumper pour faire un « dash avant » sont utilisé dans ce niveau. Ces bumpers ajoutent une dimension de vitesse assez importante et essentielle à ce jeu qui est basé sur la vitess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2$Win32 OpenOffice.org_project/4112m1$Build-9809</meta:generator>
    <meta:creation-date>2023-01-05T22:04:00Z</meta:creation-date>
    <dc:date>2023-01-06T01:33:54.22</dc:date>
    <meta:editing-cycles>4</meta:editing-cycles>
    <meta:editing-duration>PT1H3M31S</meta:editing-duration>
    <meta:document-statistic meta:table-count="0" meta:image-count="0" meta:object-count="0" meta:page-count="2" meta:paragraph-count="6" meta:word-count="726" meta:character-count="4147"/>
    <meta:template xlink:type="simple" xlink:actuate="onRequest" xlink:title="" xlink:href="Normal.dotm"/>
  </office:meta>
</office:document-meta>
</file>